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skoola Pota" svg:font-family="Iskoola Pota"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8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8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8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8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8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8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8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8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sian="Aptos" style:font-name-complex="Aptos" fo:font-weight="bold" style:font-weight-asian="bold" style:font-weight-complex="bold" fo:color="#156082"/>
    </style:style>
    <style:style style:name="P2" style:parent-style-name="Heading4" style:family="paragraph">
      <style:paragraph-properties fo:margin-top="0.2215in" fo:margin-bottom="0.2215in" fo:line-height="100%"/>
    </style:style>
    <style:style style:name="T3" style:parent-style-name="DefaultParagraphFont" style:family="text">
      <style:text-properties style:font-name-asian="Aptos" style:font-name-complex="Aptos" fo:font-weight="bold" style:font-weight-asian="bold" style:font-weight-complex="bold"/>
    </style:style>
    <style:style style:name="P4" style:parent-style-name="Heading4" style:family="paragraph">
      <style:paragraph-properties fo:margin-top="0.2215in" fo:margin-bottom="0.2215in" fo:line-height="100%"/>
    </style:style>
    <style:style style:name="T5" style:parent-style-name="DefaultParagraphFont" style:family="text">
      <style:text-properties style:font-name-asian="Aptos" style:font-name-complex="Aptos" fo:font-style="normal" style:font-style-asian="normal" style:font-style-complex="normal" fo:color="#000000"/>
    </style:style>
    <style:style style:name="T6" style:parent-style-name="DefaultParagraphFont" style:family="text">
      <style:text-properties style:font-name-asian="Aptos" style:font-name-complex="Aptos" fo:font-style="normal" style:font-style-asian="normal" style:font-style-complex="normal" fo:color="#000000"/>
    </style:style>
    <style:style style:name="P7" style:parent-style-name="Normal" style:family="paragraph">
      <style:paragraph-properties fo:margin-bottom="0in"/>
    </style:style>
    <style:style style:name="T8" style:parent-style-name="DefaultParagraphFont" style:family="text">
      <style:text-properties fo:font-weight="bold" style:font-weight-asian="bold" style:font-weight-complex="bold"/>
    </style:style>
    <style:style style:name="P9" style:parent-style-name="ListParagraph" style:list-style-name="LFO1" style:family="paragraph">
      <style:paragraph-properties fo:margin-bottom="0in"/>
    </style:style>
    <style:style style:name="P10" style:parent-style-name="ListParagraph" style:list-style-name="LFO1" style:family="paragraph">
      <style:paragraph-properties fo:margin-bottom="0in"/>
    </style:style>
    <style:style style:name="P11" style:parent-style-name="ListParagraph" style:family="paragraph">
      <style:paragraph-properties fo:margin-bottom="0in"/>
    </style:style>
    <style:style style:name="P12" style:parent-style-name="Normal" style:family="paragraph">
      <style:paragraph-properties fo:margin-bottom="0in"/>
    </style:style>
    <style:style style:name="T13" style:parent-style-name="DefaultParagraphFont" style:family="text">
      <style:text-properties fo:font-weight="bold" style:font-weight-asian="bold" style:font-weight-complex="bold"/>
    </style:style>
    <style:style style:name="P14" style:parent-style-name="ListParagraph" style:list-style-name="LFO2" style:family="paragraph">
      <style:paragraph-properties fo:margin-bottom="0in"/>
    </style:style>
    <style:style style:name="P15" style:parent-style-name="ListParagraph" style:list-style-name="LFO2" style:family="paragraph">
      <style:paragraph-properties fo:margin-bottom="0in"/>
    </style:style>
    <style:style style:name="P16" style:parent-style-name="ListParagraph" style:family="paragraph">
      <style:paragraph-properties fo:margin-bottom="0in"/>
    </style:style>
    <style:style style:name="P17" style:parent-style-name="Normal" style:family="paragraph">
      <style:paragraph-properties fo:margin-bottom="0in" fo:margin-left="0.25in">
        <style:tab-stops/>
      </style:paragraph-properties>
    </style:style>
    <style:style style:name="T18" style:parent-style-name="DefaultParagraphFont" style:family="text">
      <style:text-properties fo:font-weight="bold" style:font-weight-asian="bold" style:font-weight-complex="bold"/>
    </style:style>
    <style:style style:name="P19" style:parent-style-name="ListParagraph" style:list-style-name="LFO3" style:family="paragraph">
      <style:paragraph-properties fo:margin-bottom="0in"/>
    </style:style>
    <style:style style:name="P20" style:parent-style-name="ListParagraph" style:list-style-name="LFO3" style:family="paragraph">
      <style:paragraph-properties fo:margin-bottom="0in"/>
    </style:style>
    <style:style style:name="P21" style:parent-style-name="ListParagraph" style:family="paragraph">
      <style:paragraph-properties fo:margin-bottom="0in"/>
    </style:style>
    <style:style style:name="P22" style:parent-style-name="Normal" style:family="paragraph">
      <style:paragraph-properties fo:margin-bottom="0in"/>
    </style:style>
    <style:style style:name="T23" style:parent-style-name="DefaultParagraphFont" style:family="text">
      <style:text-properties fo:font-weight="bold" style:font-weight-asian="bold" style:font-weight-complex="bold"/>
    </style:style>
    <style:style style:name="P24" style:parent-style-name="ListParagraph" style:list-style-name="LFO4" style:family="paragraph">
      <style:paragraph-properties fo:margin-bottom="0in"/>
    </style:style>
    <style:style style:name="P25" style:parent-style-name="ListParagraph" style:list-style-name="LFO4" style:family="paragraph">
      <style:paragraph-properties fo:margin-bottom="0in"/>
    </style:style>
    <style:style style:name="P26" style:parent-style-name="Heading4" style:family="paragraph">
      <style:paragraph-properties fo:margin-top="0.2215in" fo:margin-bottom="0.2215in" fo:line-height="100%"/>
      <style:text-properties style:font-name-asian="Aptos" style:font-name-complex="Apto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fo:font-style="italic" style:font-style-asian="italic" style:font-style-complex="italic"/>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P31" style:parent-style-name="Heading4" style:family="paragraph">
      <style:paragraph-properties fo:margin-top="0.2215in" fo:margin-bottom="0.2215in" fo:line-height="100%"/>
    </style:style>
    <style:style style:name="T32" style:parent-style-name="DefaultParagraphFont" style:family="text">
      <style:text-properties style:font-name-asian="Aptos" style:font-name-complex="Aptos" fo:font-weight="bold" style:font-weight-asian="bold" style:font-weight-complex="bold"/>
    </style:style>
    <style:style style:name="P33" style:parent-style-name="Heading4" style:family="paragraph">
      <style:paragraph-properties fo:text-align="justify" fo:margin-top="0.2215in" fo:margin-bottom="0.2215in" fo:line-height="100%"/>
      <style:text-properties style:font-name-asian="Aptos" style:font-name-complex="Aptos" fo:font-style="normal" style:font-style-asian="normal" style:font-style-complex="normal" fo:color="#000000"/>
    </style:style>
    <style:style style:name="P34" style:parent-style-name="Normal" style:family="paragraph">
      <style:paragraph-properties fo:text-align="justify"/>
    </style:style>
    <style:style style:name="P35" style:parent-style-name="Normal" style:family="paragraph">
      <style:paragraph-properties fo:text-align="justify"/>
      <style:text-properties fo:font-weight="bold" style:font-weight-asian="bold" style:font-weight-complex="bold"/>
    </style:style>
    <style:style style:name="P36" style:parent-style-name="ListParagraph" style:list-style-name="LFO5" style:family="paragraph">
      <style:paragraph-properties fo:text-align="justify"/>
    </style:style>
    <style:style style:name="P37" style:parent-style-name="Normal" style:family="paragraph">
      <style:paragraph-properties fo:text-align="justify"/>
      <style:text-properties fo:font-weight="bold" style:font-weight-asian="bold" style:font-weight-complex="bold"/>
    </style:style>
    <style:style style:name="P38" style:parent-style-name="ListParagraph" style:list-style-name="LFO5" style:family="paragraph">
      <style:paragraph-properties fo:text-align="justify"/>
    </style:style>
    <style:style style:name="P39" style:parent-style-name="Normal" style:family="paragraph">
      <style:paragraph-properties fo:text-align="justify"/>
      <style:text-properties fo:font-weight="bold" style:font-weight-asian="bold" style:font-weight-complex="bold"/>
    </style:style>
    <style:style style:name="P40" style:parent-style-name="ListParagraph" style:list-style-name="LFO5" style:family="paragraph">
      <style:paragraph-properties fo:text-align="justify"/>
    </style:style>
    <style:style style:name="P41" style:parent-style-name="Normal" style:family="paragraph">
      <style:paragraph-properties fo:text-align="justify"/>
      <style:text-properties fo:font-weight="bold" style:font-weight-asian="bold" style:font-weight-complex="bold"/>
    </style:style>
    <style:style style:name="P42" style:parent-style-name="ListParagraph" style:list-style-name="LFO5" style:family="paragraph">
      <style:paragraph-properties fo:text-align="justify"/>
    </style:style>
    <style:style style:name="P43" style:parent-style-name="Heading4" style:family="paragraph">
      <style:paragraph-properties fo:margin-top="0.2215in" fo:margin-bottom="0.2215in" fo:line-height="100%"/>
    </style:style>
    <style:style style:name="T44" style:parent-style-name="DefaultParagraphFont" style:family="text">
      <style:text-properties style:font-name-asian="Aptos" style:font-name-complex="Aptos" fo:font-weight="bold" style:font-weight-asian="bold" style:font-weight-complex="bold"/>
    </style:style>
    <style:style style:name="T45" style:parent-style-name="DefaultParagraphFont" style:family="text">
      <style:text-properties style:font-name-asian="Aptos" style:font-name-complex="Aptos" fo:color="#000000"/>
    </style:style>
    <style:style style:name="T46" style:parent-style-name="DefaultParagraphFont" style:family="text">
      <style:text-properties style:font-name-asian="Aptos" style:font-name-complex="Aptos" fo:color="#000000"/>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fo:font-style="italic" style:font-style-asian="italic" style:font-style-complex="italic"/>
    </style:style>
    <style:style style:name="T49" style:parent-style-name="DefaultParagraphFont" style:family="text">
      <style:text-properties fo:font-weight="bold" style:font-weight-asian="bold" style:font-weight-complex="bold"/>
    </style:style>
    <style:style style:name="P50" style:parent-style-name="Normal" style:family="paragraph">
      <style:text-properties fo:font-weight="bold" style:font-weight-asian="bold" style:font-weight-complex="bold"/>
    </style:style>
    <style:style style:name="TableColumn52" style:family="table-column">
      <style:table-column-properties style:column-width="7.334in" style:use-optimal-column-width="false"/>
    </style:style>
    <style:style style:name="Table51" style:family="table">
      <style:table-properties style:width="7.334in" fo:margin-left="0in" table:align="left"/>
    </style:style>
    <style:style style:name="TableRow53" style:family="table-row">
      <style:table-row-properties style:min-row-height="0.2083in" style:use-optimal-row-height="false"/>
    </style:style>
    <style:style style:name="TableCell54" style:family="table-cell">
      <style:table-cell-properties fo:border="0.0069in solid #000000" style:writing-mode="lr-tb" fo:padding-top="0in" fo:padding-left="0.075in" fo:padding-bottom="0in" fo:padding-right="0.075in"/>
    </style:style>
    <style:style style:name="P55" style:parent-style-name="Heading4" style:family="paragraph">
      <style:paragraph-properties fo:margin-top="0.2215in" fo:margin-bottom="0.2215in" fo:line-height="100%"/>
    </style:style>
    <style:style style:name="T56" style:parent-style-name="DefaultParagraphFont" style:family="text">
      <style:text-properties style:font-name-asian="Aptos" style:font-name-complex="Aptos" fo:font-weight="bold" style:font-weight-asian="bold" style:font-weight-complex="bold"/>
    </style:style>
    <style:style style:name="P57" style:parent-style-name="Heading4" style:family="paragraph">
      <style:paragraph-properties fo:text-align="justify" fo:margin-top="0.2215in" fo:margin-bottom="0.2215in" fo:line-height="100%"/>
      <style:text-properties style:font-name-asian="Aptos" style:font-name-complex="Aptos" fo:font-style="normal" style:font-style-asian="normal" style:font-style-complex="normal" fo:color="#000000"/>
    </style:style>
    <style:style style:name="P58" style:parent-style-name="Normal" style:family="paragraph">
      <style:text-properties fo:font-weight="bold" style:font-weight-asian="bold" style:font-weight-complex="bold"/>
    </style:style>
    <style:style style:name="P59" style:parent-style-name="ListParagraph" style:list-style-name="LFO6" style:family="paragraph"/>
    <style:style style:name="P60" style:parent-style-name="Normal" style:family="paragraph">
      <style:text-properties fo:font-weight="bold" style:font-weight-asian="bold" style:font-weight-complex="bold"/>
    </style:style>
    <style:style style:name="P61" style:parent-style-name="ListParagraph" style:list-style-name="LFO6" style:family="paragraph"/>
    <style:style style:name="P62" style:parent-style-name="Normal" style:family="paragraph">
      <style:text-properties fo:font-weight="bold" style:font-weight-asian="bold" style:font-weight-complex="bold"/>
    </style:style>
    <style:style style:name="P63" style:parent-style-name="ListParagraph" style:list-style-name="LFO6" style:family="paragraph"/>
    <style:style style:name="P64" style:parent-style-name="Heading4" style:family="paragraph">
      <style:paragraph-properties fo:margin-top="0.2215in" fo:margin-bottom="0.2215in" fo:line-height="100%"/>
    </style:style>
    <style:style style:name="T65" style:parent-style-name="DefaultParagraphFont" style:family="text">
      <style:text-properties style:font-name-asian="Aptos" style:font-name-complex="Aptos" fo:font-weight="bold" style:font-weight-asian="bold" style:font-weight-complex="bold"/>
    </style:style>
    <style:style style:name="P66" style:parent-style-name="Normal" style:family="paragraph">
      <style:paragraph-properties fo:text-align="justify" fo:margin-top="0.1666in" fo:margin-bottom="0.1666in" fo:line-height="100%"/>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fo:font-style="italic" style:font-style-asian="italic" style:font-style-complex="italic"/>
    </style:style>
    <style:style style:name="T69" style:parent-style-name="DefaultParagraphFont" style:family="text">
      <style:text-properties fo:font-weight="bold" style:font-weight-asian="bold" style:font-weight-complex="bold"/>
    </style:style>
    <style:style style:name="TableColumn71" style:family="table-column">
      <style:table-column-properties style:column-width="7.334in" style:use-optimal-column-width="false"/>
    </style:style>
    <style:style style:name="Table70" style:family="table">
      <style:table-properties style:width="7.334in" fo:margin-left="0in" table:align="left"/>
    </style:style>
    <style:style style:name="TableRow72" style:family="table-row">
      <style:table-row-properties style:min-row-height="0.2083in" style:use-optimal-row-height="false"/>
    </style:style>
    <style:style style:name="TableCell73" style:family="table-cell">
      <style:table-cell-properties fo:border="0.0069in solid #000000" style:writing-mode="lr-tb" fo:padding-top="0in" fo:padding-left="0.075in" fo:padding-bottom="0in" fo:padding-right="0.075in"/>
    </style:style>
    <style:style style:name="P74" style:parent-style-name="Heading4" style:family="paragraph">
      <style:paragraph-properties fo:margin-top="0.2215in" fo:margin-bottom="0.2215in" fo:line-height="100%"/>
    </style:style>
    <style:style style:name="T75" style:parent-style-name="DefaultParagraphFont" style:family="text">
      <style:text-properties style:font-name-asian="Aptos" style:font-name-complex="Aptos" fo:font-weight="bold" style:font-weight-asian="bold" style:font-weight-complex="bold"/>
    </style:style>
    <style:style style:name="P76" style:parent-style-name="Normal" style:family="paragraph">
      <style:paragraph-properties fo:margin-top="0.1666in" fo:margin-bottom="0.1666in" fo:line-height="100%"/>
      <style:text-properties style:font-name-asian="Aptos" style:font-name-complex="Aptos" fo:color="#000000"/>
    </style:style>
    <style:style style:name="P77" style:parent-style-name="Normal" style:family="paragraph">
      <style:paragraph-properties fo:margin-top="0.1666in" fo:margin-bottom="0.1666in" fo:line-height="100%"/>
    </style:style>
    <style:style style:name="T78" style:parent-style-name="DefaultParagraphFont" style:family="text">
      <style:text-properties style:font-name-asian="Aptos" style:font-name-complex="Aptos" fo:font-weight="bold" style:font-weight-asian="bold" style:font-weight-complex="bold" fo:color="#000000"/>
    </style:style>
    <style:style style:name="P79" style:parent-style-name="ListParagraph" style:list-style-name="LFO9" style:family="paragraph">
      <style:paragraph-properties fo:margin-top="0.1666in" fo:margin-bottom="0.1666in" fo:line-height="100%"/>
      <style:text-properties style:font-name-asian="Aptos" style:font-name-complex="Aptos" fo:color="#000000"/>
    </style:style>
    <style:style style:name="P80" style:parent-style-name="ListParagraph" style:family="paragraph">
      <style:paragraph-properties fo:margin-top="0.1666in" fo:margin-bottom="0.1666in" fo:line-height="100%"/>
      <style:text-properties style:font-name-asian="Aptos" style:font-name-complex="Aptos" fo:color="#000000"/>
    </style:style>
    <style:style style:name="P81" style:parent-style-name="ListParagraph" style:list-style-name="LFO9" style:family="paragraph">
      <style:paragraph-properties fo:margin-top="0.1666in" fo:margin-bottom="0.1666in" fo:line-height="100%"/>
      <style:text-properties style:font-name-asian="Aptos" style:font-name-complex="Aptos" fo:color="#000000"/>
    </style:style>
    <style:style style:name="P82" style:parent-style-name="ListParagraph" style:family="paragraph">
      <style:paragraph-properties fo:margin-top="0.1666in" fo:margin-bottom="0.1666in" fo:line-height="100%"/>
      <style:text-properties style:font-name-asian="Aptos" style:font-name-complex="Aptos" fo:color="#000000"/>
    </style:style>
    <style:style style:name="P83" style:parent-style-name="ListParagraph" style:list-style-name="LFO9" style:family="paragraph">
      <style:paragraph-properties fo:margin-top="0.1666in" fo:margin-bottom="0.1666in" fo:line-height="100%"/>
      <style:text-properties style:font-name-asian="Aptos" style:font-name-complex="Aptos" fo:color="#000000"/>
    </style:style>
    <style:style style:name="P84" style:parent-style-name="Normal" style:family="paragraph">
      <style:paragraph-properties fo:margin-top="0.1666in" fo:margin-bottom="0.1666in" fo:line-height="100%"/>
    </style:style>
    <style:style style:name="T85" style:parent-style-name="DefaultParagraphFont" style:family="text">
      <style:text-properties style:font-name-asian="Aptos" style:font-name-complex="Aptos" fo:font-weight="bold" style:font-weight-asian="bold" style:font-weight-complex="bold" fo:color="#000000"/>
    </style:style>
    <style:style style:name="P86" style:parent-style-name="ListParagraph" style:list-style-name="LFO10" style:family="paragraph">
      <style:paragraph-properties fo:margin-top="0.1666in" fo:margin-bottom="0.1666in" fo:line-height="100%"/>
      <style:text-properties style:font-name-asian="Aptos" style:font-name-complex="Aptos" fo:color="#000000"/>
    </style:style>
    <style:style style:name="P87" style:parent-style-name="ListParagraph" style:family="paragraph">
      <style:paragraph-properties fo:margin-top="0.1666in" fo:margin-bottom="0.1666in" fo:line-height="100%"/>
      <style:text-properties style:font-name-asian="Aptos" style:font-name-complex="Aptos" fo:color="#000000"/>
    </style:style>
    <style:style style:name="P88" style:parent-style-name="ListParagraph" style:list-style-name="LFO10" style:family="paragraph">
      <style:paragraph-properties fo:margin-top="0.1666in" fo:margin-bottom="0.1666in" fo:line-height="100%"/>
      <style:text-properties style:font-name-asian="Aptos" style:font-name-complex="Aptos" fo:color="#000000"/>
    </style:style>
    <style:style style:name="P89" style:parent-style-name="ListParagraph" style:family="paragraph">
      <style:paragraph-properties fo:margin-top="0.1666in" fo:margin-bottom="0.1666in" fo:line-height="100%"/>
      <style:text-properties style:font-name-asian="Aptos" style:font-name-complex="Aptos" fo:color="#000000"/>
    </style:style>
    <style:style style:name="P90" style:parent-style-name="ListParagraph" style:list-style-name="LFO10" style:family="paragraph">
      <style:paragraph-properties fo:margin-top="0.1666in" fo:margin-bottom="0.1666in" fo:line-height="100%"/>
      <style:text-properties style:font-name-asian="Aptos" style:font-name-complex="Aptos" fo:color="#000000"/>
    </style:style>
    <style:style style:name="P91" style:parent-style-name="Normal" style:family="paragraph">
      <style:paragraph-properties fo:margin-top="0.1666in" fo:margin-bottom="0.1666in" fo:line-height="100%"/>
    </style:style>
    <style:style style:name="T92" style:parent-style-name="DefaultParagraphFont" style:family="text">
      <style:text-properties style:font-name-asian="Aptos" style:font-name-complex="Aptos" fo:font-weight="bold" style:font-weight-asian="bold" style:font-weight-complex="bold" fo:color="#000000"/>
    </style:style>
    <style:style style:name="P93" style:parent-style-name="Normal" style:list-style-name="LFO7" style:family="paragraph">
      <style:paragraph-properties fo:margin-top="0.1666in" fo:margin-bottom="0.1666in" fo:line-height="100%">
        <style:tab-stops>
          <style:tab-stop style:type="left" style:position="0.5in"/>
        </style:tab-stops>
      </style:paragraph-properties>
      <style:text-properties style:font-name-asian="Aptos" style:font-name-complex="Aptos" fo:color="#000000"/>
    </style:style>
    <style:style style:name="P94" style:parent-style-name="Normal" style:list-style-name="LFO7" style:family="paragraph">
      <style:paragraph-properties fo:margin-top="0.1666in" fo:margin-bottom="0.1666in" fo:line-height="100%">
        <style:tab-stops>
          <style:tab-stop style:type="left" style:position="0.5in"/>
        </style:tab-stops>
      </style:paragraph-properties>
      <style:text-properties style:font-name-asian="Aptos" style:font-name-complex="Aptos" fo:color="#000000"/>
    </style:style>
    <style:style style:name="P95" style:parent-style-name="Normal" style:list-style-name="LFO7" style:family="paragraph">
      <style:paragraph-properties fo:margin-top="0.1666in" fo:margin-bottom="0.1666in" fo:line-height="100%"/>
      <style:text-properties style:font-name-asian="Aptos" style:font-name-complex="Aptos" fo:color="#000000"/>
    </style:style>
    <style:style style:name="P96" style:parent-style-name="Heading4" style:family="paragraph">
      <style:paragraph-properties fo:margin-top="0.2215in" fo:margin-bottom="0.2215in" fo:line-height="100%"/>
    </style:style>
    <style:style style:name="T97" style:parent-style-name="DefaultParagraphFont" style:family="text">
      <style:text-properties style:font-name-asian="Aptos" style:font-name-complex="Aptos" fo:font-weight="bold" style:font-weight-asian="bold" style:font-weight-complex="bold"/>
    </style:style>
    <style:style style:name="P98" style:parent-style-name="Normal" style:family="paragraph">
      <style:paragraph-properties fo:margin-top="0.1666in" fo:margin-bottom="0.1666in" fo:line-height="100%"/>
      <style:text-properties style:font-name-asian="Aptos" style:font-name-complex="Aptos" fo:color="#000000"/>
    </style:style>
    <style:style style:name="P99" style:parent-style-name="Normal" style:family="paragraph">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fo:font-style="italic" style:font-style-asian="italic" style:font-style-complex="italic"/>
    </style:style>
    <style:style style:name="T102" style:parent-style-name="DefaultParagraphFont" style:family="text">
      <style:text-properties fo:font-weight="bold" style:font-weight-asian="bold" style:font-weight-complex="bold"/>
    </style:style>
    <style:style style:name="TableColumn104" style:family="table-column">
      <style:table-column-properties style:column-width="7.3305in" style:use-optimal-column-width="false"/>
    </style:style>
    <style:style style:name="Table103" style:family="table">
      <style:table-properties style:width="7.3305in" fo:margin-left="0in" table:align="left"/>
    </style:style>
    <style:style style:name="TableRow105" style:family="table-row">
      <style:table-row-properties style:min-row-height="0.2083in" style:use-optimal-row-height="false"/>
    </style:style>
    <style:style style:name="TableCell106" style:family="table-cell">
      <style:table-cell-properties fo:border="0.0069in solid #000000" style:writing-mode="lr-tb" fo:padding-top="0in" fo:padding-left="0.075in" fo:padding-bottom="0in" fo:padding-right="0.075in"/>
    </style:style>
    <style:style style:name="P107" style:parent-style-name="Heading4" style:family="paragraph">
      <style:paragraph-properties fo:margin-top="0.2215in" fo:margin-bottom="0.2215in" fo:line-height="100%"/>
    </style:style>
    <style:style style:name="T108" style:parent-style-name="DefaultParagraphFont" style:family="text">
      <style:text-properties style:font-name-asian="Aptos" style:font-name-complex="Aptos" fo:font-weight="bold" style:font-weight-asian="bold" style:font-weight-complex="bold"/>
    </style:style>
    <style:style style:name="P109" style:parent-style-name="Normal" style:family="paragraph">
      <style:paragraph-properties fo:margin-top="0.1666in" fo:margin-bottom="0.1666in" fo:line-height="100%"/>
    </style:style>
    <style:style style:name="T110" style:parent-style-name="DefaultParagraphFont" style:family="text">
      <style:text-properties style:font-name-asian="Aptos" style:font-name-complex="Aptos" fo:color="#000000"/>
    </style:style>
    <style:style style:name="T111" style:parent-style-name="DefaultParagraphFont" style:family="text">
      <style:text-properties style:font-name-asian="Aptos" style:font-name-complex="Aptos" fo:font-style="italic" style:font-style-asian="italic" style:font-style-complex="italic" fo:color="#000000"/>
    </style:style>
    <style:style style:name="T112" style:parent-style-name="DefaultParagraphFont" style:family="text">
      <style:text-properties style:font-name-asian="Aptos" style:font-name-complex="Aptos" fo:color="#000000"/>
    </style:style>
    <style:style style:name="P113" style:parent-style-name="Normal" style:family="paragraph">
      <style:paragraph-properties fo:margin-top="0.1666in" fo:margin-bottom="0.1666in" fo:line-height="100%"/>
    </style:style>
    <style:style style:name="T114" style:parent-style-name="DefaultParagraphFont" style:family="text">
      <style:text-properties style:font-name-asian="Aptos" style:font-name-complex="Aptos" fo:font-weight="bold" style:font-weight-asian="bold" style:font-weight-complex="bold" fo:color="#000000"/>
    </style:style>
    <style:style style:name="P115" style:parent-style-name="Normal" style:list-style-name="LFO11" style:family="paragraph">
      <style:paragraph-properties fo:margin-top="0.1666in" fo:margin-bottom="0.1666in" fo:line-height="100%"/>
      <style:text-properties style:font-name-asian="Aptos" style:font-name-complex="Aptos" fo:color="#000000"/>
    </style:style>
    <style:style style:name="P116" style:parent-style-name="Normal" style:list-style-name="LFO11" style:family="paragraph">
      <style:paragraph-properties fo:margin-top="0.1666in" fo:margin-bottom="0.1666in" fo:line-height="100%"/>
      <style:text-properties style:font-name-asian="Aptos" style:font-name-complex="Aptos" fo:color="#000000"/>
    </style:style>
    <style:style style:name="P117" style:parent-style-name="Normal" style:list-style-name="LFO11" style:family="paragraph">
      <style:paragraph-properties fo:margin-top="0.1666in" fo:margin-bottom="0.1666in" fo:line-height="100%"/>
      <style:text-properties style:font-name-asian="Aptos" style:font-name-complex="Aptos" fo:color="#000000"/>
    </style:style>
    <style:style style:name="P118" style:parent-style-name="Normal" style:family="paragraph">
      <style:paragraph-properties fo:margin-top="0.1666in" fo:margin-bottom="0.1666in" fo:line-height="100%"/>
    </style:style>
    <style:style style:name="T119" style:parent-style-name="DefaultParagraphFont" style:family="text">
      <style:text-properties style:font-name-asian="Aptos" style:font-name-complex="Aptos" fo:font-weight="bold" style:font-weight-asian="bold" style:font-weight-complex="bold" fo:color="#000000"/>
    </style:style>
    <style:style style:name="P120" style:parent-style-name="Normal" style:list-style-name="LFO12" style:family="paragraph">
      <style:paragraph-properties fo:margin-top="0.1666in" fo:margin-bottom="0.1666in" fo:line-height="100%"/>
      <style:text-properties style:font-name-asian="Aptos" style:font-name-complex="Aptos" fo:color="#000000"/>
    </style:style>
    <style:style style:name="P121" style:parent-style-name="Normal" style:list-style-name="LFO12" style:family="paragraph">
      <style:paragraph-properties fo:margin-top="0.1666in" fo:margin-bottom="0.1666in" fo:line-height="100%"/>
      <style:text-properties style:font-name-asian="Aptos" style:font-name-complex="Aptos" fo:color="#000000"/>
    </style:style>
    <style:style style:name="P122" style:parent-style-name="Normal" style:list-style-name="LFO12" style:family="paragraph">
      <style:paragraph-properties fo:margin-top="0.1666in" fo:margin-bottom="0.1666in" fo:line-height="100%"/>
      <style:text-properties style:font-name-asian="Aptos" style:font-name-complex="Aptos" fo:color="#000000"/>
    </style:style>
    <style:style style:name="P123" style:parent-style-name="Normal" style:family="paragraph">
      <style:paragraph-properties fo:margin-top="0.1666in" fo:margin-bottom="0.1666in" fo:line-height="100%"/>
    </style:style>
    <style:style style:name="T124" style:parent-style-name="DefaultParagraphFont" style:family="text">
      <style:text-properties style:font-name-asian="Aptos" style:font-name-complex="Aptos" fo:font-weight="bold" style:font-weight-asian="bold" style:font-weight-complex="bold" fo:color="#000000"/>
    </style:style>
    <style:style style:name="P125" style:parent-style-name="Normal" style:list-style-name="LFO13" style:family="paragraph">
      <style:paragraph-properties fo:margin-top="0.1666in" fo:margin-bottom="0.1666in" fo:line-height="100%"/>
      <style:text-properties style:font-name-asian="Aptos" style:font-name-complex="Aptos" fo:color="#000000"/>
    </style:style>
    <style:style style:name="P126" style:parent-style-name="Normal" style:list-style-name="LFO13" style:family="paragraph">
      <style:paragraph-properties fo:margin-top="0.1666in" fo:margin-bottom="0.1666in" fo:line-height="100%"/>
      <style:text-properties style:font-name-asian="Aptos" style:font-name-complex="Aptos" fo:color="#000000"/>
    </style:style>
    <style:style style:name="P127" style:parent-style-name="Normal" style:list-style-name="LFO13" style:family="paragraph">
      <style:paragraph-properties fo:margin-top="0.1666in" fo:margin-bottom="0.1666in" fo:line-height="100%"/>
      <style:text-properties style:font-name-asian="Aptos" style:font-name-complex="Aptos" fo:color="#000000"/>
    </style:style>
    <style:style style:name="P128" style:parent-style-name="Heading4" style:family="paragraph">
      <style:paragraph-properties fo:margin-top="0.2215in" fo:margin-bottom="0.2215in" fo:line-height="100%"/>
    </style:style>
    <style:style style:name="T129" style:parent-style-name="DefaultParagraphFont" style:family="text">
      <style:text-properties style:font-name-asian="Aptos" style:font-name-complex="Aptos" fo:font-weight="bold" style:font-weight-asian="bold" style:font-weight-complex="bold"/>
    </style:style>
    <style:style style:name="P130" style:parent-style-name="Normal" style:family="paragraph">
      <style:paragraph-properties fo:margin-top="0.1666in" fo:margin-bottom="0.1666in" fo:line-height="100%"/>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5 . Conclusion and Reflection</text:p>
      <text:p text:style-name="Normal"><draw:frame draw:z-index="251661312" draw:id="id0" draw:style-name="a0" draw:name="Text Box 2" text:anchor-type="paragraph" svg:x="0.00972in" svg:y="0.59097in" svg:width="7.44792in" svg:height="9.375in" style:rel-width="scale" style:rel-height="scale"><draw:text-box><text:h text:style-name="P2" text:outline-level="4"><text:span text:style-name="T3">Summary of Key Points:</text:span></text:h><text:h text:style-name="P4" text:outline-level="4"><text:span text:style-name="T5">Analyzing the politically correct language, or ‘’PC’’ by definition, is the main focus of Anna Lubecka’s work. The author considers the history of the PC language and<text:s/></text:span><text:span text:style-name="T6">encourages people to use it in accordance with the meaning – for people’s equality and respect for each other. The paper also gives examples of how PC language has been adopted across cultures and the consequences of cross- cultural communications. Lubecka also can discuss disadvantages of PC language including uncertainty, superficiality, and the censorship of discussions. The paper provides examples of how PC language has caused self-censorship, narrowing the range of ideas, and accusations of tokenism.</text:span></text:h><text:p text:style-name="P7"><text:span text:style-name="T8">The Evolution of PC Language</text:span>:</text:p><text:list text:style-name="LFO1" text:continue-numbering="true"><text:list-item><text:p text:style-name="P9">Traces the historical development and cultural shifts that popularized politically correct terminology.</text:p></text:list-item><text:list-item><text:p text:style-name="P10">Examines how PC language has been institutionalized, particularly in academia and media.</text:p></text:list-item></text:list><text:p text:style-name="P11"/><text:p text:style-name="P12"><text:span text:style-name="T13"><text:s text:c="7"/>Positive Contributions</text:span>:</text:p><text:list text:style-name="LFO2" text:continue-numbering="true"><text:list-item><text:p text:style-name="P14">Acknowledges the role of PC language in reducing discriminatory language and fostering a more inclusive environment.</text:p></text:list-item><text:list-item><text:p text:style-name="P15">Emphasizes the importance of mindful language in preventing harm and promoting equality.</text:p></text:list-item></text:list><text:p text:style-name="P16"/><text:p text:style-name="P17"><text:span text:style-name="T18">Critiques and Controversies</text:span>:</text:p><text:list text:style-name="LFO3" text:continue-numbering="true"><text:list-item><text:p text:style-name="P19">Explores<text:s/>arguments that PC language can be overly prescriptive and restrict the free exchange of ideas.</text:p></text:list-item><text:list-item><text:p text:style-name="P20">Questions whether some applications of PC language prioritize form over substance, leading to superficial compliance rather than genuine inclusivity.</text:p></text:list-item></text:list><text:p text:style-name="P21"/><text:p text:style-name="P22"><text:s text:c="7"/><text:span text:style-name="T23">Cross-Cultural Implications</text:span>:</text:p><text:list text:style-name="LFO4" text:continue-numbering="true"><text:list-item><text:p text:style-name="P24">Discusses how cultural differences can complicate the adoption and interpretation of PC language.</text:p></text:list-item><text:list-item><text:p text:style-name="P25">Highlights the challenges in creating universally acceptable terms that respect diverse traditions and values.</text:p></text:list-item></text:list><text:h text:style-name="P26" text:outline-level="4">Reflection on PC Language’s Influence:</text:h><text:p text:style-name="Normal">Lubecka points out that the language known as PC has opened a door to making people more accept and respect each other, which is true but has its drawbacks. This paper demonstrates that it has impacted academia in a significant way through research methods, teaching approaches and policies of learning institutions. However, one of the biggest and ongoing problems is the concern between diversity and the right to speak freely. Lubecka came to the final decision that PC language flourish due to the regulation<text:s/>and moderation between two conflicting values: diversity and freedom of speech.</text:p></draw:text-box><svg:title/><svg:desc/></draw:frame><text:span text:style-name="T27">Reference 1 - Lubecka, Anna. "Is the Politically Correct Language Always Correct?"<text:s/></text:span><text:span text:style-name="T28">Jagiellonian University, Cracow</text:span><text:span text:style-name="T29">.</text:span></text:p>
      <text:soft-page-break/>
      <text:p text:style-name="Normal"><text:span text:style-name="T30"><draw:frame draw:z-index="251659264" draw:id="id1" draw:style-name="a1" draw:name="Text Box 2" text:anchor-type="paragraph" svg:x="0.01042in" svg:y="0.75in" svg:width="7.46875in" svg:height="9.90625in" style:rel-width="scale" style:rel-height="scale"><draw:text-box><text:h text:style-name="P31" text:outline-level="4"><text:span text:style-name="T32">Summary of Key Points:</text:span></text:h><text:h text:style-name="P33" text:outline-level="4">Officially, Politically Correct or PC language, is a complex concept which was designed as a tool to modify language at European colleges according to the political correctness norms; however, PC language is discussed in the context of humanities, social sciences, inflicting the society with certain impact. The work is grounded in linguistic theory and analyzes how PC language reconstruct communication in different spheres of human activity, with focus on academic, social, and professional discourse. The thesis starts with the historical and cultural origin of PC language specifying PC language developed in response to discrimination and bias in language. Hutský especially underlines its potential for positive change within a context of the systemic exclusion, oppression, and marginalization of minorities as well as the disruption of the dominant militaristic and patriarchal hegemonies.</text:h><text:p text:style-name="P34">The work also analyses the issues in PC language. Skeptics say it could encourage censorship, stifling of free speech, regulation of speech and forced ideologizing. Hutský engages with these possible objections simultaneously to uncover their general implications, especially the best way to conceptualize the relation between speakers of different languages and the necessity to address taboo subjects.</text:p><text:p text:style-name="P35">Origins and Evolution:</text:p><text:list text:style-name="LFO5" text:continue-numbering="true"><text:list-item><text:p text:style-name="P36">Explores the roots of politically correct language in the civil rights and feminist movements.</text:p></text:list-item></text:list><text:p text:style-name="P37">Linguistic and Social Impact:</text:p><text:list text:style-name="LFO5" text:continue-numbering="true"><text:list-item><text:p text:style-name="P38">Highlights how PC language has shifted societal norms, encouraging the adoption of inclusive terminology.</text:p></text:list-item></text:list><text:p text:style-name="P39">Criticism and Debate:</text:p><text:list text:style-name="LFO5" text:continue-numbering="true"><text:list-item><text:p text:style-name="P40">Examines arguments against PC language, including its perceived overreach and potential for censorship.</text:p></text:list-item></text:list><text:p text:style-name="P41">Applications in Academia:</text:p><text:list text:style-name="LFO5" text:continue-numbering="true"><text:list-item><text:p text:style-name="P42">Analyzes how PC language has shaped academic discourse, from curriculum<text:s/>design to research methodologies.</text:p></text:list-item></text:list><text:h text:style-name="P43" text:outline-level="4"><text:span text:style-name="T44">Reflection on PC Language’s Influence:</text:span></text:h><text:p text:style-name="Normal"><text:span text:style-name="T45">Hutský’s thesis underscores the dual impact of PC language adopting virtues of respect and equity; as well as for being debated for conditioning free speech or diversity of opinions. The paper establishes the view that politically correct language has had profound social and academic impact, but its practice must be done properly to avoid negation of freedoms. The conflict of interest between respect to different cultures and freedom of speech is one of the critical themes that come up where globalization s</text:span><text:span text:style-name="T46">urges the importance of understanding language and passing fair judgment regarding it.</text:span></text:p></draw:text-box><svg:title/><svg:desc/></draw:frame></text:span><text:span text:style-name="T47">Reference 2 - Hutský, Vratislav.<text:s/></text:span><text:span text:style-name="T48">Politically Correct Language.</text:span><text:span text:style-name="T49"><text:s/>Diploma Thesis, Masaryk University Brno, Faculty of Education, Department of English Language and Literature, Brno, 2006.</text:span></text:p>
      <text:soft-page-break/>
      <text:p text:style-name="P50">Reference 3 - Mühlebach, Deborah. "Is There Such a Thing as Politically Correct Language?" University of Basel.</text:p>
      <table:table table:style-name="Table51">
        <table:table-columns>
          <table:table-column table:style-name="TableColumn52"/>
        </table:table-columns>
        <table:table-row table:style-name="TableRow53">
          <table:table-cell table:style-name="TableCell54">
            <text:h text:style-name="P55" text:outline-level="4"><text:span text:style-name="T56">Summary of Key Points:</text:span></text:h>
            <text:h text:style-name="P57" text:outline-level="4">The choice of the topic is well justified, especially given that Vratislav Hutský’s diploma thesis offers readers an evaluation of Politically Correct, PC language, including its background, usage, and effects on socium. The theoretical framework of the study is informed by linguistic concepts and therefore the analysis of PC language will involve a critical evaluation of key literature on changing communication practices in contexts such as academic, social and professional communication. The thesis starts<text:s/>with a background of PC language and evolved from the history and cultural backgrounds of the biased language. Hut amp upon to highlight the potential of the concept, as a tool to eradicate dürckt and systemic oppression, in forming and healing history’s diverse wounds. The work also analyses the issues regarding PC language. The platform’s critics claim it maintains censorship, an excessive amount of regulation of speech, and ideological enforced norms. Hutský navigates these critiques and at the same time shows how necessary it is to find the midpoint within the postcolonial critique and the possibility to speak about this topic.</text:h>
            <text:p text:style-name="P58">The Role of PC Language in Society:</text:p>
            <text:list text:style-name="LFO6" text:continue-numbering="true">
              <text:list-item>
                <text:p text:style-name="P59">Focuses on how PC language influences norms, encouraging a shift towards more inclusive and equitable practices.</text:p>
              </text:list-item>
            </text:list>
            <text:p text:style-name="P60">Critiques of PC Language:</text:p>
            <text:list text:style-name="LFO6" text:continue-numbering="true">
              <text:list-item>
                <text:p text:style-name="P61">Discusses the concerns of over-regulation and the suppression of free speech.</text:p>
              </text:list-item>
            </text:list>
            <text:p text:style-name="P62">Balance Between Inclusivity and Free Expression:</text:p>
            <text:list text:style-name="LFO6" text:continue-numbering="true">
              <text:list-item>
                <text:p text:style-name="P63">Highlights the need to carefully implement PC language to foster both inclusivity and intellectual freedom.</text:p>
              </text:list-item>
            </text:list>
            <text:h text:style-name="P64" text:outline-level="4"><text:span text:style-name="T65">Reflection on PC Language’s Influence:</text:span></text:h>
            <text:p text:style-name="P66">Hutský’s thesis underscores the dual impact of PC language: its desirability in creating respect, equity and knowledge and its problematic role in shutting out debate and diversity. The study concludes that though political correctness has affected positive change across the society, and academic institutions especially through changes in language it must be done responsibly to avoid erasion of basic freedoms. The tension between recognition of divergent stakes and interests on one hand and censorship on the other proves to be one of the core issues reasserting the complexity of the problem of language in the globalized world.</text:p>
          </table:table-cell>
        </table:table-row>
      </table:table>
      <text:p text:style-name="Normal"/>
      <text:p text:style-name="Normal"/>
      <text:p text:style-name="Normal"/>
      <text:p text:style-name="Normal"/>
      <text:p text:style-name="Normal"/>
      <text:p text:style-name="Normal"/>
      <text:soft-page-break/>
      <text:p text:style-name="Normal"><text:span text:style-name="T67">Reference 4 –<text:s/></text:span><text:span text:style-name="T68">Psychological Research: Special Issue | Volume 24 | Issue 2.</text:span><text:span text:style-name="T69"><text:s/>Psi Chi Journal of Psychological Research, ISSN: 2325-7342. Published by Psi Chi, The International Honor Society in Psychology ®. Education, Research, and Practice for a Diverse World.</text:span></text:p>
      <table:table table:style-name="Table70">
        <table:table-columns>
          <table:table-column table:style-name="TableColumn71"/>
        </table:table-columns>
        <table:table-row table:style-name="TableRow72">
          <table:table-cell table:style-name="TableCell73">
            <text:h text:style-name="P74" text:outline-level="4"><text:span text:style-name="T75">Summary of Key Points:</text:span></text:h>
            <text:p text:style-name="P76">Politically Correct (PC) language has emerged as a powerful tool in reshaping communication within academic and societal spheres, emphasizing inclusivity, equity, and respect. Its adoption has facilitated the dismantling of biased and discriminatory language, fostering environments that prioritize diversity and mutual understanding. However, PC language remains a subject of debate. Critics highlight concerns over its potential to curtail free speech and intellectual freedom, raising questions about its broader implications in fostering open dialogue.</text:p>
            <text:p text:style-name="P77"><text:span text:style-name="T78">Role of PC Language in Society:</text:span></text:p>
            <text:list text:style-name="LFO9" text:continue-numbering="true">
              <text:list-item>
                <text:p text:style-name="P79">Advances inclusivity by addressing historically biased language.</text:p>
              </text:list-item>
            </text:list>
            <text:p text:style-name="P80"/>
            <text:list text:style-name="LFO9" text:continue-numbering="true">
              <text:list-item>
                <text:p text:style-name="P81">Encourages equitable communication practices in diverse contexts.</text:p>
              </text:list-item>
            </text:list>
            <text:p text:style-name="P82"/>
            <text:list text:style-name="LFO9" text:continue-numbering="true">
              <text:list-item>
                <text:p text:style-name="P83">Reinforces respect in academic, professional, and social interactions.</text:p>
              </text:list-item>
            </text:list>
            <text:p text:style-name="P84"><text:span text:style-name="T85">Critiques of PC Language:</text:span></text:p>
            <text:list text:style-name="LFO10" text:continue-numbering="true">
              <text:list-item>
                <text:p text:style-name="P86">Allegations of censorship and over-regulation of speech.</text:p>
              </text:list-item>
            </text:list>
            <text:p text:style-name="P87"/>
            <text:list text:style-name="LFO10" text:continue-numbering="true">
              <text:list-item>
                <text:p text:style-name="P88">Concerns about hindering creativity and open intellectual debate.</text:p>
              </text:list-item>
            </text:list>
            <text:p text:style-name="P89"/>
            <text:list text:style-name="LFO10" text:continue-numbering="true">
              <text:list-item>
                <text:p text:style-name="P90">Risk of ideological rigidity alienating diverse perspectives.</text:p>
              </text:list-item>
            </text:list>
            <text:p text:style-name="P91"><text:span text:style-name="T92">Balance Between Inclusivity and Free Expression:</text:span></text:p>
            <text:list text:style-name="LFO7" text:continue-numbering="true">
              <text:list-item>
                <text:list>
                  <text:list-item>
                    <text:p text:style-name="P93">Essential to implement PC language without stifling dialogue.</text:p>
                  </text:list-item>
                  <text:list-item>
                    <text:p text:style-name="P94">Critical to maintain a dynamic interplay between equity and free speech.</text:p>
                  </text:list-item>
                  <text:list-item>
                    <text:p text:style-name="P95">Striking this balance ensures positive outcomes across societal and academic settings.</text:p>
                  </text:list-item>
                </text:list>
              </text:list-item>
            </text:list>
            <text:h text:style-name="P96" text:outline-level="4"><text:span text:style-name="T97">Reflection on PC Language’s Influence:</text:span></text:h>
            <text:p text:style-name="P98">The influence of Politically Correct (PC) language is both transformative and complex, as it fosters inclusivity and equity by reshaping communication to prioritize respect and diversity, particularly for marginalized groups. However, its implementation must be carefully managed to avoid suppressing free speech and intellectual exploration, as excessive regulation can stifle open dialogue and creativity. Critics highlight the risks of ideological rigidity, which may alienate diverse perspectives, underscoring the need for a balanced approach. Thoughtful application that considers cultural and contextual nuances ensures PC language continues to drive meaningful change, promoting inclusivity while preserving the vital exchange of ideas.</text:p>
          </table:table-cell>
        </table:table-row>
      </table:table>
      <text:p text:style-name="Normal"/>
      <text:p text:style-name="P99"/>
      <text:soft-page-break/>
      <text:p text:style-name="Normal"><text:span text:style-name="T100">Reference 5 – Strossen, Nadine. "Thoughts on the Controversy over Politically Correct Speech."<text:s/></text:span><text:span text:style-name="T101">Free Speech: Article.</text:span><text:span text:style-name="T102"><text:s/>New York Law School. 46 S.M.U. L. Rev. 119 (1992-1993)</text:span></text:p>
      <table:table table:style-name="Table103">
        <table:table-columns>
          <table:table-column table:style-name="TableColumn104"/>
        </table:table-columns>
        <table:table-row table:style-name="TableRow105">
          <table:table-cell table:style-name="TableCell106">
            <text:h text:style-name="P107" text:outline-level="4"><text:span text:style-name="T108">Summary of Key Points:</text:span></text:h>
            <text:p text:style-name="P109"><text:span text:style-name="T110">Nadine Strossen's article,<text:s/></text:span><text:span text:style-name="T111">"Thoughts on the Controversy over Politically Correct Speech,"</text:span><text:span text:style-name="T112"><text:s/>explores the intersection of politically correct (PC) language and free speech, particularly within the academic and legal spheres. Strossen highlights the dual nature of PC speech: while it aims to foster inclusivity and protect marginalized groups from harm, it also raises concerns about censorship and the potential suppression of dissenting views. The article critiques the broad application of PC norms, emphasizing the importance of preserving the fundamental right to free expression alongside the goals of equity and respect.</text:span></text:p>
            <text:p text:style-name="P113"><text:span text:style-name="T114">Role of PC Language in Society:</text:span></text:p>
            <text:list text:style-name="LFO11" text:continue-numbering="true">
              <text:list-item>
                <text:p text:style-name="P115">Seeks to create respectful and inclusive communication by challenging discriminatory speech.</text:p>
              </text:list-item>
              <text:list-item>
                <text:p text:style-name="P116">Plays a significant role in addressing systemic inequalities and fostering social justice.</text:p>
              </text:list-item>
              <text:list-item>
                <text:p text:style-name="P117">Promotes sensitivity to the diverse experiences of individuals in various contexts.</text:p>
              </text:list-item>
            </text:list>
            <text:p text:style-name="P118"><text:span text:style-name="T119">Critiques of PC Language:</text:span></text:p>
            <text:list text:style-name="LFO12" text:continue-numbering="true">
              <text:list-item>
                <text:p text:style-name="P120">Risks of limiting free speech through over-regulation and the fear of repercussions.</text:p>
              </text:list-item>
              <text:list-item>
                <text:p text:style-name="P121">Potential for PC norms to discourage critical thinking and robust debate.</text:p>
              </text:list-item>
              <text:list-item>
                <text:p text:style-name="P122">Concerns about ideological conformity undermining diversity of thought.</text:p>
              </text:list-item>
            </text:list>
            <text:p text:style-name="P123"><text:span text:style-name="T124">Balance Between Inclusivity and Free Expression:</text:span></text:p>
            <text:list text:style-name="LFO13" text:continue-numbering="true">
              <text:list-item>
                <text:p text:style-name="P125">Essential to uphold the principles of free speech while promoting inclusivity.</text:p>
              </text:list-item>
              <text:list-item>
                <text:p text:style-name="P126">Striking a balance between protecting individuals from harm and maintaining open dialogue.</text:p>
              </text:list-item>
              <text:list-item>
                <text:p text:style-name="P127">Advocates for a nuanced approach that respects both equity and intellectual freedom.</text:p>
              </text:list-item>
            </text:list>
            <text:h text:style-name="P128" text:outline-level="4"><text:span text:style-name="T129">Reflection on PC Language’s Influence:</text:span></text:h>
            <text:p text:style-name="P130">Strossen's analysis underscores the complexity of PC language in fostering inclusivity while safeguarding free speech. While its positive role in promoting equity and addressing systemic harm is evident, its potential to suppress open dialogue cannot be overlooked. The article calls for a thoughtful approach to implementing PC norms, ensuring that the pursuit of inclusivity does not come at the expense of intellectual freedom. By fostering environments where respect and free expression coexist, society can achieve meaningful progress without compromising its foundational values.</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skoola Pota" svg:font-family="Iskoola Pota"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fo:font-size="10pt" style:font-size-asian="10pt"/>
    </style:style>
    <style:style style:name="WW_CharLFO7LVL2" style:family="text">
      <style:text-properties style:font-name="Symbol"/>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8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8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8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8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8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8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8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8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37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C/2021/079 - THAYANANTHAN C.</meta:initial-creator>
    <dc:creator>Dhanushka Ekanayake</dc:creator>
    <meta:creation-date>2024-12-25T08:13:00Z</meta:creation-date>
    <dc:date>2024-12-28T10:22:00Z</dc:date>
    <meta:template xlink:href="Normal.dotm" xlink:type="simple"/>
    <meta:editing-cycles>32</meta:editing-cycles>
    <meta:editing-duration>PT9180S</meta:editing-duration>
    <meta:document-statistic meta:page-count="5" meta:paragraph-count="14" meta:word-count="1099" meta:character-count="7354" meta:row-count="52" meta:non-whitespace-character-count="6269"/>
  </office:meta>
</office:document-meta>
</file>